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5a80"/>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1cm" svg:stroke-color="#0078aa" draw:fill="none" draw:fill-color="#ffffff" fo:padding-top="-0.045cm" fo:padding-bottom="-0.045cm" fo:padding-left="-0.045cm" fo:padding-right="-0.045cm"/>
    </style:style>
  </office:automatic-styles>
  <office:body>
    <office:drawing>
      <draw:page draw:name="page1" draw:style-name="dp1" draw:master-page-name="Default">
        <draw:g>
          <draw:glue-point draw:id="4" svg:x="-4.049cm" svg:y="-5cm"/>
          <draw:glue-point draw:id="5" svg:x="5cm" svg:y="-5cm"/>
          <draw:glue-point draw:id="6" svg:x="0.475cm" svg:y="-5cm"/>
          <draw:glue-point draw:id="7" svg:x="-5cm" svg:y="5cm"/>
          <draw:glue-point draw:id="8" svg:x="4.051cm" svg:y="5cm"/>
          <draw:glue-point draw:id="9" svg:x="-0.475cm" svg:y="5cm"/>
          <draw:glue-point draw:id="10" svg:x="-5cm" svg:y="-3.566cm"/>
          <draw:glue-point draw:id="11" svg:x="-5cm" svg:y="0.718cm"/>
          <draw:glue-point draw:id="12" svg:x="5cm" svg:y="3.564cm"/>
          <draw:glue-point draw:id="13" svg:x="5cm" svg:y="-0.718cm"/>
          <draw:glue-point draw:id="14" svg:x="0cm" svg:y="0cm"/>
          <draw:polygon draw:style-name="gr1" draw:layer="layout" svg:width="2.737cm" svg:height="1.703cm" svg:x="0cm" svg:y="0.287cm" svg:viewBox="0 0 2738 1704" draw:points="2738,1704 0,1704 0,0 2738,0">
            <text:p/>
          </draw:polygon>
          <draw:line draw:style-name="gr2" draw:layer="layout" svg:x1="2.749cm" svg:y1="2cm" svg:x2="0.011cm" svg:y2="2cm">
            <text:p/>
          </draw:line>
          <draw:line draw:style-name="gr2" draw:layer="layout" svg:x1="0.011cm" svg:y1="2.001cm" svg:x2="0.011cm" svg:y2="0.298cm">
            <text:p/>
          </draw:line>
          <draw:line draw:style-name="gr2" draw:layer="layout" svg:x1="0.011cm" svg:y1="0.298cm" svg:x2="2.749cm" svg:y2="0.298cm">
            <text:p/>
          </draw:line>
          <draw:line draw:style-name="gr2" draw:layer="layout" svg:x1="2.748cm" svg:y1="0.298cm" svg:x2="2.748cm" svg:y2="2.001cm">
            <text:p/>
          </draw:line>
          <draw:polygon draw:style-name="gr3" draw:layer="layout" svg:width="0.289cm" svg:height="1.99cm" svg:x="2.737cm" svg:y="0cm" svg:viewBox="0 0 290 1991" draw:points="0,1991 290,1702 290,0 0,286">
            <text:p/>
          </draw:polygon>
          <draw:line draw:style-name="gr2" draw:layer="layout" svg:x1="2.748cm" svg:y1="2.001cm" svg:x2="3.037cm" svg:y2="1.713cm">
            <text:p/>
          </draw:line>
          <draw:line draw:style-name="gr2" draw:layer="layout" svg:x1="3.036cm" svg:y1="1.714cm" svg:x2="3.036cm" svg:y2="0.01cm">
            <text:p/>
          </draw:line>
          <draw:line draw:style-name="gr2" draw:layer="layout" svg:x1="3.037cm" svg:y1="0.01cm" svg:x2="2.748cm" svg:y2="0.298cm">
            <text:p/>
          </draw:line>
          <draw:line draw:style-name="gr2" draw:layer="layout" svg:x1="2.748cm" svg:y1="0.298cm" svg:x2="2.748cm" svg:y2="2.001cm">
            <text:p/>
          </draw:line>
          <draw:polygon draw:style-name="gr4" draw:layer="layout" svg:width="3.025cm" svg:height="0.287cm" svg:x="0cm" svg:y="0cm" svg:viewBox="0 0 3026 288" draw:points="2737,288 3026,0 288,0 0,288">
            <text:p/>
          </draw:polygon>
          <draw:line draw:style-name="gr2" draw:layer="layout" svg:x1="2.748cm" svg:y1="0.298cm" svg:x2="3.037cm" svg:y2="0.01cm">
            <text:p/>
          </draw:line>
          <draw:line draw:style-name="gr2" draw:layer="layout" svg:x1="3.036cm" svg:y1="0.01cm" svg:x2="0.299cm" svg:y2="0.01cm">
            <text:p/>
          </draw:line>
          <draw:line draw:style-name="gr2" draw:layer="layout" svg:x1="0.301cm" svg:y1="0.01cm" svg:x2="0.011cm" svg:y2="0.298cm">
            <text:p/>
          </draw:line>
          <draw:line draw:style-name="gr2" draw:layer="layout" svg:x1="0.011cm" svg:y1="0.298cm" svg:x2="2.749cm" svg:y2="0.298cm">
            <text:p/>
          </draw:line>
          <draw:polygon draw:style-name="gr5" draw:layer="layout" svg:width="1.453cm" svg:height="0.399cm" svg:x="0.663cm" svg:y="0.462cm" svg:viewBox="0 0 1454 400" draw:points="101,96 0,331 47,400 422,336 427,176 427,160 433,144 443,128 459,117 476,106 497,106 491,106 951,106 973,106 983,111 994,117 1016,128 1021,138 1032,154 1032,170 1042,341 1411,400 1454,314 1368,96 1336,79 1272,64 1202,47 1133,32 1059,21 983,10 903,5 823,0 759,0 695,0 636,0 571,5 476,10 395,21 326,37 267,47 208,64 144,79">
            <text:p/>
          </draw:polygon>
          <draw:polygon draw:style-name="gr5" draw:layer="layout" svg:width="0.449cm" svg:height="0.537cm" svg:x="0.155cm" svg:y="0.681cm" svg:viewBox="0 0 450 538" draw:points="310,0 310,239 450,239 450,314 316,314 316,538 0,277">
            <text:p/>
          </draw:polygon>
          <draw:polygon draw:style-name="gr5" draw:layer="layout" svg:width="0.449cm" svg:height="0.537cm" svg:x="0.118cm" svg:y="1.202cm" svg:viewBox="0 0 450 538" draw:points="139,538 139,298 0,298 0,223 134,223 134,0 450,261">
            <text:p/>
          </draw:polygon>
          <draw:polygon draw:style-name="gr5" draw:layer="layout" svg:width="0.45cm" svg:height="0.537cm" svg:x="2.154cm" svg:y="0.681cm" svg:viewBox="0 0 451 538" draw:points="139,0 139,239 0,239 0,314 134,314 134,538 451,277">
            <text:p/>
          </draw:polygon>
          <draw:polygon draw:style-name="gr5" draw:layer="layout" svg:width="0.449cm" svg:height="0.537cm" svg:x="2.192cm" svg:y="1.202cm" svg:viewBox="0 0 450 538" draw:points="310,538 310,298 450,298 450,223 316,223 316,0 0,261">
            <text:p/>
          </draw:polygon>
          <draw:polygon draw:style-name="gr5" draw:layer="layout" svg:width="1.117cm" svg:height="0.979cm" svg:x="0.839cm" svg:y="0.91cm" svg:viewBox="0 0 1118 980" draw:points="0,0 1118,0 1118,980 0,980">
            <text:p/>
          </draw:polygon>
          <draw:polygon draw:style-name="gr6" draw:layer="layout" svg:width="1.454cm" svg:height="0.399cm" svg:x="0.641cm" svg:y="0.441cm" svg:viewBox="0 0 1455 400" draw:points="102,95 0,330 48,400 422,335 428,175 428,159 433,143 444,127 460,117 476,106 498,106 492,106 952,106 973,106 984,111 995,117 1016,127 1022,138 1032,154 1032,170 1043,340 1412,400 1455,314 1369,95 1337,79 1272,63 1203,47 1133,32 1059,21 984,10 904,5 823,0 760,0 695,0 637,0 572,5 476,10 396,21 326,37 267,47 208,63 144,79">
            <text:p/>
          </draw:polygon>
          <draw:polygon draw:style-name="gr6" draw:layer="layout" svg:width="0.45cm" svg:height="0.538cm" svg:x="0.133cm" svg:y="0.659cm" svg:viewBox="0 0 451 539" draw:points="311,0 311,240 451,240 451,315 316,315 316,539 0,277">
            <text:p/>
          </draw:polygon>
          <draw:polygon draw:style-name="gr6" draw:layer="layout" svg:width="0.449cm" svg:height="0.537cm" svg:x="0.096cm" svg:y="1.182cm" svg:viewBox="0 0 450 538" draw:points="139,538 139,297 0,297 0,223 133,223 133,0 450,260">
            <text:p/>
          </draw:polygon>
          <draw:polygon draw:style-name="gr6" draw:layer="layout" svg:width="0.449cm" svg:height="0.538cm" svg:x="2.133cm" svg:y="0.659cm" svg:viewBox="0 0 450 539" draw:points="139,0 139,240 0,240 0,315 133,315 133,539 450,277">
            <text:p/>
          </draw:polygon>
          <draw:polygon draw:style-name="gr6" draw:layer="layout" svg:width="0.449cm" svg:height="0.537cm" svg:x="2.17cm" svg:y="1.182cm" svg:viewBox="0 0 450 538" draw:points="310,538 310,297 450,297 450,223 316,223 316,0 0,260">
            <text:p/>
          </draw:polygon>
          <draw:polygon draw:style-name="gr6" draw:layer="layout" svg:width="1.117cm" svg:height="0.979cm" svg:x="0.818cm" svg:y="0.888cm" svg:viewBox="0 0 1118 980" draw:points="0,0 1118,0 1118,980 0,980">
            <text:p/>
          </draw:polygon>
          <draw:polygon draw:style-name="gr7" draw:layer="layout" svg:width="0.876cm" svg:height="0.176cm" svg:x="0.946cm" svg:y="1cm" svg:viewBox="0 0 877 177" draw:points="0,0 877,0 877,177 0,177">
            <text:p/>
          </draw:polygon>
          <draw:polygon draw:style-name="gr7" draw:layer="layout" svg:width="0.876cm" svg:height="0.442cm" svg:x="0.946cm" svg:y="1.33cm" svg:viewBox="0 0 877 443" draw:points="0,0 877,0 877,443 0,443">
            <text:p/>
          </draw:polygon>
          <draw:line draw:style-name="gr7" draw:layer="layout" svg:x1="1.823cm" svg:y1="1.255cm" svg:x2="0.946cm" svg:y2="1.25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allManager</dc:title>
    <meta:creation-date>2011-02-07T16:36:27</meta:creation-date>
    <meta:editing-duration>P0D</meta:editing-duration>
    <meta:editing-cycles>1</meta:editing-cycles>
    <meta:document-statistic meta:object-count="31"/>
    <meta:generator>OpenOffice.org/3.3$Linux OpenOffice.org_project/330m20$Build-9567</meta:generator>
  </office:meta>
</office:document-meta>
</file>